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1979in" table:align="left"/>
    </style:style>
    <style:style style:name="Table1.A" style:family="table-column">
      <style:table-column-properties style:column-width="2.7917in"/>
    </style:style>
    <style:style style:name="Table1.B" style:family="table-column">
      <style:table-column-properties style:column-width="5.406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e153" officeooo:paragraph-rsid="0014e153"/>
    </style:style>
    <style:style style:name="P2" style:family="paragraph" style:parent-style-name="Standard">
      <style:text-properties officeooo:rsid="001b4002" officeooo:paragraph-rsid="001b4002"/>
    </style:style>
    <style:style style:name="P3" style:family="paragraph" style:parent-style-name="Standard">
      <style:text-properties style:text-underline-style="dash" style:text-underline-width="auto" style:text-underline-color="font-color" officeooo:rsid="001b4002" officeooo:paragraph-rsid="001b4002" fo:background-color="#729fcf"/>
    </style:style>
    <style:style style:name="P4" style:family="paragraph" style:parent-style-name="Standard">
      <style:paragraph-properties fo:text-align="center" style:justify-single-word="false"/>
      <style:text-properties officeooo:rsid="001c59da" officeooo:paragraph-rsid="001c59da"/>
    </style:style>
    <style:style style:name="P5" style:family="paragraph" style:parent-style-name="Standard">
      <style:text-properties officeooo:rsid="001c59da" officeooo:paragraph-rsid="001c59da" fo:background-color="#ffff00"/>
    </style:style>
    <style:style style:name="P6" style:family="paragraph" style:parent-style-name="Table_20_Contents">
      <style:text-properties officeooo:rsid="0014e153" officeooo:paragraph-rsid="0014e153"/>
    </style:style>
    <style:style style:name="P7" style:family="paragraph" style:parent-style-name="Table_20_Contents">
      <style:text-properties fo:font-weight="bold" officeooo:rsid="0014e153" officeooo:paragraph-rsid="0014e153" style:font-weight-asian="bold" style:font-weight-complex="bold"/>
    </style:style>
    <style:style style:name="P8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fo:font-weight="bold" officeooo:rsid="0014e153" officeooo:paragraph-rsid="0014e153" style:font-weight-asian="bold" style:font-weight-complex="bold"/>
    </style:style>
    <style:style style:name="P9" style:family="paragraph" style:parent-style-name="Table_20_Contents">
      <style:text-properties fo:font-weight="bold" officeooo:rsid="001f68c4" officeooo:paragraph-rsid="001f68c4" style:font-weight-asian="bold" style:font-weight-complex="bold"/>
    </style:style>
    <style:style style:name="P10" style:family="paragraph" style:parent-style-name="Table_20_Contents">
      <style:text-properties fo:font-weight="bold" officeooo:rsid="001f68c4" officeooo:paragraph-rsid="001f68c4" fo:background-color="transparent" style:font-weight-asian="bold" style:font-weight-complex="bold"/>
    </style:style>
    <style:style style:name="P11" style:family="paragraph" style:parent-style-name="Table_20_Contents">
      <style:text-properties fo:font-weight="normal" officeooo:rsid="0014e153" officeooo:paragraph-rsid="0014e153" style:font-weight-asian="normal" style:font-weight-complex="normal"/>
    </style:style>
    <style:style style:name="P12" style:family="paragraph" style:parent-style-name="Table_20_Contents">
      <style:text-properties officeooo:rsid="0016d6c6" officeooo:paragraph-rsid="0016d6c6"/>
    </style:style>
    <style:style style:name="P13" style:family="paragraph" style:parent-style-name="Table_20_Contents">
      <style:text-properties officeooo:rsid="00184195" officeooo:paragraph-rsid="00184195"/>
    </style:style>
    <style:style style:name="P14" style:family="paragraph" style:parent-style-name="Table_20_Contents">
      <style:text-properties style:text-position="0% 100%" fo:font-weight="bold" officeooo:rsid="00184195" officeooo:paragraph-rsid="00184195" style:font-weight-asian="bold" style:font-weight-complex="bold"/>
    </style:style>
    <style:style style:name="P1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text-position="0% 100%" fo:font-weight="bold" officeooo:rsid="00184195" officeooo:paragraph-rsid="00184195" style:font-weight-asian="bold" style:font-weight-complex="bold"/>
    </style:style>
    <style:style style:name="P1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style:text-position="0% 100%" fo:font-weight="bold" officeooo:rsid="00184195" officeooo:paragraph-rsid="00184195" style:font-weight-asian="bold" style:font-weight-complex="bold"/>
    </style:style>
    <style:style style:name="P17" style:family="paragraph" style:parent-style-name="Table_20_Contents">
      <style:text-properties style:text-position="0% 100%" fo:font-weight="bold" officeooo:rsid="0018ee08" officeooo:paragraph-rsid="0018ee08" style:font-weight-asian="bold" style:font-weight-complex="bold"/>
    </style:style>
    <style:style style:name="P18" style:family="paragraph" style:parent-style-name="Table_20_Contents">
      <style:text-properties style:text-position="0% 100%" fo:font-weight="bold" officeooo:rsid="001b4002" officeooo:paragraph-rsid="001b4002" style:font-weight-asian="bold" style:font-weight-complex="bold"/>
    </style:style>
    <style:style style:name="P19" style:family="paragraph" style:parent-style-name="Table_20_Contents">
      <style:text-properties officeooo:rsid="0018ee08" officeooo:paragraph-rsid="0018ee08"/>
    </style:style>
    <style:style style:name="P20" style:family="paragraph" style:parent-style-name="Table_20_Contents">
      <style:text-properties officeooo:rsid="00194de0" officeooo:paragraph-rsid="00194de0"/>
    </style:style>
    <style:style style:name="P21" style:family="paragraph" style:parent-style-name="Table_20_Contents">
      <style:text-properties officeooo:rsid="001b4002" officeooo:paragraph-rsid="001b40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6c6" style:font-weight-asian="normal" style:font-weight-complex="normal"/>
    </style:style>
    <style:style style:name="T4" style:family="text">
      <style:text-properties fo:font-weight="normal" officeooo:rsid="00184195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6bf7" style:font-weight-asian="normal" style:font-weight-complex="normal"/>
    </style:style>
    <style:style style:name="T7" style:family="text">
      <style:text-properties fo:font-weight="normal" fo:background-color="#ff4000" loext:char-shading-value="0" style:font-weight-asian="normal" style:font-weight-complex="normal"/>
    </style:style>
    <style:style style:name="T8" style:family="text">
      <style:text-properties fo:font-weight="normal" fo:background-color="#ff4000" loext:char-shading-value="0" style:font-weight-asian="normal" style:font-weight-complex="normal"/>
    </style:style>
    <style:style style:name="T9" style:family="text">
      <style:text-properties fo:font-weight="normal" fo:background-color="#ff0000" loext:char-shading-value="0" style:font-weight-asian="normal" style:font-weight-complex="normal"/>
    </style:style>
    <style:style style:name="T10" style:family="text">
      <style:text-properties fo:font-weight="normal" officeooo:rsid="001f6bf7" fo:background-color="#ff0000" loext:char-shading-value="0" style:font-weight-asian="normal" style:font-weight-complex="normal"/>
    </style:style>
    <style:style style:name="T11" style:family="text">
      <style:text-properties fo:font-weight="normal" officeooo:rsid="001f6bf7" fo:background-color="#ff0000" loext:char-shading-value="0" style:font-weight-asian="normal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sub 58%" officeooo:rsid="0016d6c6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16d6c6" style:font-weight-asian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f68c4"/>
    </style:style>
    <style:style style:name="T21" style:family="text">
      <style:text-properties fo:background-color="#ff0000" loext:char-shading-value="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heatsheet economie</text:p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9">L<text:span text:style-name="T2"> = Munca = Lucratori </text:span><text:span text:style-name="T11">[</text:span><text:span text:style-name="T9">!!imposibil fara munca!!</text:span><text:span text:style-name="T11">]</text:span></text:p>
            <text:p text:style-name="P10">K<text:span text:style-name="T2"> = Capital</text:span></text:p>
            <text:p text:style-name="P10">N<text:span text:style-name="T2"> = Natura</text:span></text:p>
          </table:table-cell>
        </table:table-row>
        <table:table-row>
          <table:table-cell table:style-name="Table1.A2" office:value-type="string">
            <text:p text:style-name="P6">KT = KF = KC</text:p>
          </table:table-cell>
          <table:table-cell table:style-name="Table1.B2" office:value-type="string">
            <text:p text:style-name="P6"><text:span text:style-name="T1">KT</text:span> = Capital = Capital total= Capital tehnic = Capital utilizat = Valoarea mijloacelor de prod.</text:p>
            <text:p text:style-name="P6"><text:span text:style-name="T1">KF </text:span>= Capital Fix = Valoare utilajelor si instrumentelor de productie</text:p>
            <text:p text:style-name="P7">KC<text:span text:style-name="T2"> = Capital circulant = Valoare a materialelor prime si a materialelor auxiliare</text:span></text:p>
          </table:table-cell>
        </table:table-row>
        <table:table-row>
          <table:table-cell table:style-name="Table1.A2" office:value-type="string">
            <text:p text:style-name="P6">A = <draw:frame draw:style-name="fr1" draw:name="Object1" text:anchor-type="as-char" svg:y="-0.2437in" svg:width="0.2661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2" office:value-type="string">
            <text:p text:style-name="P7">A <text:span text:style-name="T2">= Amortizare = Capital fix consumat = Consum capital fix = Valoare anuala recuperata din capitalul fix</text:span></text:p>
            <text:p text:style-name="P7">T<text:span text:style-name="T12">A </text:span><text:span text:style-name="T16">= Timp de amortizare = Timp de recuperare a capitalului fix</text:span></text:p>
          </table:table-cell>
        </table:table-row>
        <table:table-row>
          <table:table-cell table:style-name="Table1.A2" office:value-type="string">
            <text:p text:style-name="P6">W<text:span text:style-name="T12">medie</text:span><text:span text:style-name="T15"> = W = </text:span><text:span text:style-name="T15"><draw:frame draw:style-name="fr1" draw:name="Object2" text:anchor-type="as-char" svg:y="-0.2437in" svg:width="0.249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  <table:table-cell table:style-name="Table1.B2" office:value-type="string">
            <text:p text:style-name="P7">W<text:span text:style-name="T2"> = W mediu = Productivitate Medie</text:span></text:p>
            <text:p text:style-name="P7">FP<text:span text:style-name="T2"> = Factori de productie</text:span></text:p>
            <text:p text:style-name="P8">***Factori de productie***</text:p>
            <text:p text:style-name="P11"><text:s text:c="2"/>* W<text:span text:style-name="T12">medie L</text:span><text:span text:style-name="T15"> = W</text:span><text:span text:style-name="T12">L</text:span></text:p>
            <text:p text:style-name="P11"><text:s text:c="2"/>* W<text:span text:style-name="T12">medie N</text:span> = W<text:span text:style-name="T12">N</text:span></text:p>
            <text:p text:style-name="P11"><text:s text:c="2"/>* W<text:span text:style-name="T12">medie K</text:span> = W<text:span text:style-name="T12">K</text:span></text:p>
          </table:table-cell>
        </table:table-row>
        <table:table-row>
          <table:table-cell table:style-name="Table1.A2" office:value-type="string">
            <text:p text:style-name="P6">W<text:span text:style-name="T12">mgL</text:span><text:span text:style-name="T15"> = </text:span><text:span text:style-name="T15"><draw:frame draw:style-name="fr1" draw:name="Object3" text:anchor-type="as-char" svg:y="-0.2437in" svg:width="0.2693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text:p text:style-name="P6">W<text:span text:style-name="T12">mgN</text:span><text:span text:style-name="T15"> = </text:span><text:span text:style-name="T15"><draw:frame draw:style-name="fr1" draw:name="Object4" text:anchor-type="as-char" svg:y="-0.2437in" svg:width="0.2717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<text:p text:style-name="P6">W<text:span text:style-name="T12">mgK</text:span><text:span text:style-name="T15"> = </text:span><text:span text:style-name="T15"><draw:frame draw:style-name="fr1" draw:name="Object5" text:anchor-type="as-char" svg:y="-0.2437in" svg:width="0.2709in" svg:height="0.39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/table:table-cell>
          <table:table-cell table:style-name="Table1.B2" office:value-type="string">
            <text:p text:style-name="P7">W<text:span text:style-name="T12">mg</text:span><text:span text:style-name="T13"> </text:span><text:span text:style-name="T16">= Productivitate marginala</text:span></text:p>
          </table:table-cell>
        </table:table-row>
        <table:table-row>
          <table:table-cell table:style-name="Table1.A2" office:value-type="string">
            <text:p text:style-name="P6">W<text:span text:style-name="T12">G</text:span><text:span text:style-name="T15"> = </text:span><text:span text:style-name="T15"><draw:frame draw:style-name="fr1" draw:name="Object6" text:anchor-type="as-char" svg:y="-0.2437in" svg:width="0.9425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5"><text:s/>(doar valoric(bani))</text:span>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CT = CF +CV</text:p>
          </table:table-cell>
          <table:table-cell table:style-name="Table1.B2" office:value-type="string">
            <text:p text:style-name="P7">CT<text:span text:style-name="T2"> = Cost total = Cost de productie = Cheltuiala de productie = Cheltuiala totala</text:span></text:p>
            <text:p text:style-name="P7">CF<text:span text:style-name="T2"> = Cost fix = Cost total fix = Costuri indirecte = Costuri care nu sunt influentate de productia Q</text:span></text:p>
            <text:p text:style-name="P7">CV<text:span text:style-name="T2"> = Cost variabil = Cost total variabil = Cost direct = Costuri care depinde de productia Q (Q = 0 =&gt; CV = 0)</text:span></text:p>
          </table:table-cell>
        </table:table-row>
        <table:table-row>
          <table:table-cell table:style-name="Table1.A2" office:value-type="string">
            <text:p text:style-name="P6">R<text:span text:style-name="T12">A</text:span><text:span text:style-name="T15"> = </text:span><text:span text:style-name="T15"><draw:frame draw:style-name="fr1" draw:name="Object7" text:anchor-type="as-char" svg:y="-0.2437in" svg:width="1.0965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  </table:table-cell>
          <table:table-cell table:style-name="Table1.B2" office:value-type="string">
            <text:p text:style-name="P7">R<text:span text:style-name="T12">A</text:span><text:span text:style-name="T16"> = Rata amortizarii</text:span></text:p>
            <text:p text:style-name="P7"><text:span text:style-name="T16"/></text:p>
          </table:table-cell>
        </table:table-row>
        <table:table-row>
          <table:table-cell table:style-name="Table1.A2" office:value-type="string">
            <text:p text:style-name="P6">CTM = <draw:frame draw:style-name="fr1" draw:name="Object8" text:anchor-type="as-char" svg:y="-0.2437in" svg:width="0.2547in" svg:height="0.3929in" draw:z-index="7"><draw:object xlink:href="./Object 8" xlink:type="simple" xlink:show="embed" xlink:actuate="onLoad"/><draw:image xlink:href="./ObjectReplacements/Object 8" xlink:type="simple" xlink:show="embed" xlink:actuate="onLoad"/></draw:frame><text:s/>= CFM + CVM</text:p>
            <text:p text:style-name="P6">CFM = <draw:frame draw:style-name="fr1" draw:name="Object9" text:anchor-type="as-char" svg:y="-0.2437in" svg:width="0.255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6">CVM = <draw:frame draw:style-name="fr1" draw:name="Object10" text:anchor-type="as-char" svg:y="-0.2437in" svg:width="0.2701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2" office:value-type="string">
            <text:p text:style-name="P7">CTM<text:span text:style-name="T2"> = Cost total mediu = Cost unitar = Cost pe 1 bucata = Cost pe o unitate</text:span></text:p>
            <text:p text:style-name="P7">CFM<text:span text:style-name="T2"> = Cost fix mediu = Cost indirect mediu</text:span></text:p>
            <text:p text:style-name="P7">CVM<text:span text:style-name="T2"> = Cost variabil mediu = cost direct mediu</text:span></text:p>
          </table:table-cell>
        </table:table-row>
        <table:table-row>
          <table:table-cell table:style-name="Table1.A2" office:value-type="string">
            <text:p text:style-name="P6">CT = C<text:span text:style-name="T15">mat + Csal</text:span></text:p>
          </table:table-cell>
          <table:table-cell table:style-name="Table1.B2" office:value-type="string">
            <text:p text:style-name="P7">Cmat<text:span text:style-name="T2"> = Cost material</text:span></text:p>
            <text:p text:style-name="P7">Csal<text:span text:style-name="T16"> = Cost salarial (salariile angajatiilor)</text:span></text:p>
            <text:p text:style-name="P7"><text:span text:style-name="T15">Sal</text:span><text:span text:style-name="T16"> = Salariu</text:span></text:p>
          </table:table-cell>
        </table:table-row>
        <table:table-row>
          <table:table-cell table:style-name="Table1.A2" office:value-type="string">
            <text:p text:style-name="P6">Cmat = A + K<text:span text:style-name="T12">C</text:span></text:p>
          </table:table-cell>
          <table:table-cell table:style-name="Table1.B2" office:value-type="string">
            <text:p text:style-name="P7">Cmat<text:span text:style-name="T2"> = Cost material</text:span></text:p>
          </table:table-cell>
        </table:table-row>
        <table:table-row>
          <table:table-cell table:style-name="Table1.A2" office:value-type="string">
            <text:p text:style-name="P6">Consum specific = <draw:frame draw:style-name="fr1" draw:name="Object11" text:anchor-type="as-char" svg:y="-0.2437in" svg:width="0.2752in" svg:height="0.3929in" draw:z-index="10"><draw:object xlink:href="./Object 11" xlink:type="simple" xlink:show="embed" xlink:actuate="onLoad"/><draw:image xlink:href="./ObjectReplacements/Object 11" xlink:type="simple" xlink:show="embed" xlink:actuate="onLoad"/></draw:frame><text:s/>(consum tehnologic)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Pr = CA - CT</text:p>
          </table:table-cell>
          <table:table-cell table:style-name="Table1.B2" office:value-type="string">
            <text:p text:style-name="P7">CA<text:span text:style-name="T2"> = cifra de afaceri = incasari totale = venituri totale = valoarea productiei</text:span></text:p>
            <text:p text:style-name="P7"><text:soft-page-break/>Pr<text:span text:style-name="T2"> = Profit total pentru toate produsele realizate</text:span></text:p>
          </table:table-cell>
        </table:table-row>
        <table:table-row>
          <table:table-cell table:style-name="Table1.A2" office:value-type="string">
            <text:p text:style-name="P6">Pr<text:span text:style-name="T12">U</text:span><text:span text:style-name="T15"> = P</text:span><text:span text:style-name="T12">V</text:span><text:span text:style-name="T15"> – CTM</text:span></text:p>
          </table:table-cell>
          <table:table-cell table:style-name="Table1.B2" office:value-type="string">
            <text:p text:style-name="P7">Pr<text:span text:style-name="T12">U</text:span><text:span text:style-name="T16"> = Profit unitar = Profit pe bucata = profit pe 1 unitate</text:span></text:p>
            <text:p text:style-name="P7"><text:span text:style-name="T15">P</text:span><text:span text:style-name="T12">V</text:span><text:span text:style-name="T16"> = Pret de vanzare = Pret unitar = Pret pe 1 unitate = pret pe 1 bucata</text:span></text:p>
          </table:table-cell>
        </table:table-row>
        <table:table-row>
          <table:table-cell table:style-name="Table1.A2" office:value-type="string">
            <text:p text:style-name="P6">CA = P<text:span text:style-name="T12">V</text:span><text:span text:style-name="T15"> * Q</text:span></text:p>
          </table:table-cell>
          <table:table-cell table:style-name="Table1.B2" office:value-type="string">
            <text:p text:style-name="P7">CA<text:span text:style-name="T2"> = cifra de afaceri = incasari totale = venituri totale = Valoarea productiei</text:span></text:p>
            <text:p text:style-name="P7">P<text:span text:style-name="T12">V</text:span><text:span text:style-name="T2"> = Pret de vanzare = Pret unitar = Pret pe 1 unitate = Pret pe 1 bucata</text:span></text:p>
          </table:table-cell>
        </table:table-row>
        <table:table-row>
          <table:table-cell table:style-name="Table1.A2" office:value-type="string">
            <text:p text:style-name="P12">R<text:span text:style-name="T12">Pr/CA</text:span><text:span text:style-name="T15"> = </text:span><text:span text:style-name="T15"><draw:frame draw:style-name="fr1" draw:name="Object12" text:anchor-type="as-char" svg:y="-0.2437in" svg:width="0.6154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    </table:table-cell>
          <table:table-cell table:style-name="Table1.B2" office:value-type="string">
            <text:p text:style-name="P7">R<text:span text:style-name="T12">Pr/CA</text:span><text:span text:style-name="T16"> </text:span><text:span text:style-name="T17">= Rata profitului la CA = Rata profitului la incasari</text:span></text:p>
          </table:table-cell>
        </table:table-row>
        <table:table-row>
          <table:table-cell table:style-name="Table1.A2" office:value-type="string">
            <text:p text:style-name="P12">R<text:span text:style-name="T12">Pr/CT</text:span> = <text:span text:style-name="T15"><draw:frame draw:style-name="fr1" draw:name="Object13" text:anchor-type="as-char" svg:y="-0.2437in" svg:width="0.6154in" svg:height="0.3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<text:p text:style-name="Table_20_Contents"/>
          </table:table-cell>
          <table:table-cell table:style-name="Table1.B2" office:value-type="string">
            <text:p text:style-name="P7">R<text:span text:style-name="T12">Pr/C</text:span><text:span text:style-name="T14">T</text:span><text:span text:style-name="T2"> = </text:span><text:span text:style-name="T3">R</text:span><text:span text:style-name="T2">ata profitului la C</text:span><text:span text:style-name="T3">T</text:span><text:span text:style-name="T2"> = </text:span><text:span text:style-name="T3">R</text:span><text:span text:style-name="T2">ata profitului la </text:span><text:span text:style-name="T3">cost = Rata rentabilitatii</text:span></text:p>
          </table:table-cell>
        </table:table-row>
        <table:table-row>
          <table:table-cell table:style-name="Table1.A2" office:value-type="string">
            <text:p text:style-name="P12">R<text:span text:style-name="T12">Pr/K</text:span> = <text:span text:style-name="T15"><draw:frame draw:style-name="fr1" draw:name="Object14" text:anchor-type="as-char" svg:y="-0.2437in" svg:width="0.578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  <text:p text:style-name="P12"/>
          </table:table-cell>
          <table:table-cell table:style-name="Table1.B2" office:value-type="string">
            <text:p text:style-name="P7">R<text:span text:style-name="T12">Pr/</text:span><text:span text:style-name="T14">K</text:span><text:span text:style-name="T2"> = </text:span><text:span text:style-name="T3">R</text:span><text:span text:style-name="T2">ata profitului la </text:span><text:span text:style-name="T4">K</text:span></text:p>
          </table:table-cell>
        </table:table-row>
        <table:table-row>
          <table:table-cell table:style-name="Table1.A2" office:value-type="string">
            <text:p text:style-name="P13">D<text:span text:style-name="T12">S</text:span><text:span text:style-name="T15"> = Cr * d * n</text:span></text:p>
            <text:p text:style-name="P13">D<text:span text:style-name="T12">C</text:span><text:span text:style-name="T15"> = Cr * (1 + d)</text:span><text:span text:style-name="T18">n</text:span><text:span text:style-name="T15"> - Cr</text:span></text:p>
          </table:table-cell>
          <table:table-cell table:style-name="Table1.B2" office:value-type="string">
            <text:p text:style-name="P14">D<text:span text:style-name="T12">S</text:span><text:span text:style-name="T2"> = Dobanda simpla</text:span></text:p>
            <text:p text:style-name="P14">D<text:span text:style-name="T12">c</text:span><text:span text:style-name="T2"> = Dobanda compusa</text:span></text:p>
            <text:p text:style-name="P14">Cr<text:span text:style-name="T2"> = credit (imprumut)</text:span></text:p>
            <text:p text:style-name="P14">d<text:span text:style-name="T2"> = rata dobanzii bancare [%]</text:span></text:p>
            <text:p text:style-name="P14">n<text:span text:style-name="T2"> = perioada de imprumut</text:span></text:p>
            <text:p text:style-name="P15">*** Tip dobanda dupa n ***</text:p>
            <text:p text:style-name="P16"><text:span text:style-name="T2"><text:s text:c="2"/>* n &lt; sau = 1 an – Dobanda simpla</text:span></text:p>
            <text:p text:style-name="P16"><text:span text:style-name="T2"><text:s text:c="2"/>* n &gt; sau = 1 an – Dobanda compusa</text:span></text:p>
          </table:table-cell>
        </table:table-row>
        <table:table-row>
          <table:table-cell table:style-name="Table1.A2" office:value-type="string">
            <text:p text:style-name="P19">D<text:span text:style-name="T12">Î</text:span><text:span text:style-name="T15"> = Cr * d * n = Cr * (1 + d)</text:span><text:span text:style-name="T18">n</text:span><text:span text:style-name="T15"> - Cr</text:span></text:p>
            <text:p text:style-name="P19">D<text:span text:style-name="T12">P</text:span><text:span text:style-name="T15"> = Dep * d * n = Cr * (1 + d)n - Dep</text:span></text:p>
          </table:table-cell>
          <table:table-cell table:style-name="Table1.B2" office:value-type="string">
            <text:p text:style-name="P17">D<text:span text:style-name="T12">Î</text:span> <text:span text:style-name="T2">= Dobanda incasata</text:span></text:p>
            <text:p text:style-name="P17">D<text:span text:style-name="T12">P</text:span><text:span text:style-name="T2"> = Dobanda platita</text:span></text:p>
            <text:p text:style-name="P17">Dep<text:span text:style-name="T2"> = Depozit economii la banca</text:span></text:p>
          </table:table-cell>
        </table:table-row>
        <table:table-row>
          <table:table-cell table:style-name="Table1.A2" office:value-type="string">
            <text:p text:style-name="P20">C<text:span text:style-name="T12">B</text:span><text:span text:style-name="T15"> = D</text:span><text:span text:style-name="T12">Î</text:span><text:span text:style-name="T15"> - D</text:span><text:span text:style-name="T12">P</text:span>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1">Pr<text:span text:style-name="T12">B</text:span><text:span text:style-name="T15"> = C</text:span><text:span text:style-name="T12">B</text:span><text:span text:style-name="T15"> - <text:s/>Ch</text:span><text:span text:style-name="T12">F</text:span></text:p>
          </table:table-cell>
          <table:table-cell table:style-name="Table1.B2" office:value-type="string">
            <text:p text:style-name="P18">Pr<text:span text:style-name="T12">B</text:span><text:span text:style-name="T2"> = Profit bancar (brut)</text:span></text:p>
            <text:p text:style-name="P18">Ch<text:span text:style-name="T12">F</text:span><text:span text:style-name="T2"> = Cheltuieli de functionare = Cheltuieli administrative</text:span></text:p>
          </table:table-cell>
        </table:table-row>
        <table:table-row>
          <table:table-cell table:style-name="Table1.A2" office:value-type="string">
            <text:p text:style-name="P21">M = N + S</text:p>
          </table:table-cell>
          <table:table-cell table:style-name="Table1.B2" office:value-type="string">
            <text:p text:style-name="P18">M<text:span text:style-name="T2"> = Masa monetara</text:span></text:p>
            <text:p text:style-name="P18">N<text:span text:style-name="T2"> = Numerar (bani care pot fi tipariti, numarati, atinsi)</text:span></text:p>
            <text:p text:style-name="P18">S<text:span text:style-name="T2"> = Scriptural (bani in contul bancar)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8">P<text:span text:style-name="T2"> = Pretul bunurilor de consum</text:span></text:p>
            <text:p text:style-name="P18">Q<text:span text:style-name="T2"> = Cantitatea de bunuri</text:span></text:p>
            <text:p text:style-name="P18">V<text:span text:style-name="T2"> = Viteza de rotatie a banilor</text:span></text:p>
          </table:table-cell>
        </table:table-row>
        <table:table-row>
          <table:table-cell table:style-name="Table1.A2" office:value-type="string">
            <text:p text:style-name="P21">Curs = <draw:frame draw:style-name="fr1" draw:name="Object15" text:anchor-type="as-char" svg:y="-0.2437in" svg:width="0.378in" svg:height="0.4083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>*<text:span text:style-name="T19">VS/CC</text:span> – castig</text:p>
          </table:table-cell>
          <table:table-cell table:style-name="Table1.B2" office:value-type="string">
            <text:p text:style-name="P18">V<text:span text:style-name="T2"> = Vanzator</text:span></text:p>
            <text:p text:style-name="P18">S<text:span text:style-name="T2"> = Scade</text:span></text:p>
            <text:p text:style-name="P18">C<text:span text:style-name="T2"> = Cumparator</text:span></text:p>
            <text:p text:style-name="P18">C<text:span text:style-name="T2"> = Creste</text:span></text:p>
          </table:table-cell>
        </table:table-row>
      </table:table>
      <text:p text:style-name="P1"/>
      <text:p text:style-name="P3">Piete(5):</text:p>
      <text:p text:style-name="P2"><text:s text:c="2"/>1. P-ta <text:span text:style-name="T1">bunurilor economice</text:span><text:span text:style-name="T2">(4)</text:span>: Cerere; Oferta; Pretul; Bun economic.</text:p>
      <text:p text:style-name="P2"><text:s text:c="2"/>2. P-ta <text:span text:style-name="T1">concurentiala</text:span><text:span text:style-name="T2">(5): Oligopol; Oligopson; Monopol; Monopson; Monopolistica.</text:span></text:p>
      <text:p text:style-name="P2"><text:span text:style-name="T2"><text:s text:c="2"/>3. P-ta </text:span><text:span text:style-name="T1">financiara</text:span><text:span text:style-name="T2">(4): Investitor/Cumparator; Ofertant de T.V.; Curs; Actiunea/obligatiunea.</text:span></text:p>
      <text:p text:style-name="P2"><text:span text:style-name="T2"><text:s text:c="2"/>4. P-ta </text:span><text:span text:style-name="T1">monetara</text:span><text:span text:style-name="T2">(4): Moneda; Dobanda; Ofertant; Banci.</text:span></text:p>
      <text:p text:style-name="P2"><text:span text:style-name="T2"><text:s text:c="2"/>5. P-ta </text:span><text:span text:style-name="T1">muncii</text:span><text:span text:style-name="T2">(4): Cerere firma; Oferta angajator; Salariu; Munca.</text:span></text:p>
      <text:p text:style-name="P5"><text:span text:style-name="T2">***Cuvinte cheie***</text:span></text:p>
      <text:p text:style-name="P4"><text:span text:style-name="T2"><text:s text:c="2"/>mono = unul<text:tab/><text:tab/>poli = multi<text:tab/><text:tab/>oligo = putini<text:tab/><text:tab/>pol = producatori<text:tab/><text:tab/>pson = consumator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.1598in" fo:margin-left="0.15in" fo:margin-right="0.1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22:14:44.172225939</meta:creation-date>
    <dc:date>2022-11-18T23:52:06.743809255</dc:date>
    <meta:editing-duration>PT1H37M18S</meta:editing-duration>
    <meta:editing-cycles>11</meta:editing-cycles>
    <meta:generator>LibreOffice/7.4.2.3$Linux_X86_64 LibreOffice_project/40$Build-3</meta:generator>
    <meta:document-statistic meta:table-count="1" meta:image-count="0" meta:object-count="15" meta:page-count="2" meta:paragraph-count="97" meta:word-count="675" meta:character-count="3329" meta:non-whitespace-character-count="2705"/>
  </office:meta>
</office:document-meta>
</file>

<file path=Object 1/content.xml><?xml version="1.0" encoding="utf-8"?>
<math xmlns="http://www.w3.org/1998/Math/MathML" display="block">
  <semantics>
    <mfrac>
      <mi mathvariant="italic">KF</mi>
      <mi mathvariant="italic">Ta</mi>
    </mfrac>
    <annotation encoding="StarMath 5.0">KF over Ta</annotation>
  </semantics>
</math>
</file>

<file path=Object 10/content.xml><?xml version="1.0" encoding="utf-8"?>
<math xmlns="http://www.w3.org/1998/Math/MathML" display="block">
  <semantics>
    <mfrac>
      <mi mathvariant="italic">CV</mi>
      <mi>Q</mi>
    </mfrac>
    <annotation encoding="StarMath 5.0">CV over Q</annotation>
  </semantics>
</math>
</file>

<file path=Object 11/content.xml><?xml version="1.0" encoding="utf-8"?>
<math xmlns="http://www.w3.org/1998/Math/MathML" display="block">
  <semantics>
    <mfrac>
      <mi mathvariant="italic">KC</mi>
      <mi>Q</mi>
    </mfrac>
    <annotation encoding="StarMath 5.0">KC over Q</annotation>
  </semantics>
</math>
</file>

<file path=Object 12/content.xml><?xml version="1.0" encoding="utf-8"?>
<math xmlns="http://www.w3.org/1998/Math/MathML" display="block">
  <semantics>
    <mrow>
      <mfrac>
        <mi mathvariant="italic">Pr</mi>
        <mi mathvariant="italic">CA</mi>
      </mfrac>
      <mo stretchy="false">∗</mo>
      <mn>100</mn>
    </mrow>
    <annotation encoding="StarMath 5.0">Pr over CA * 100</annotation>
  </semantics>
</math>
</file>

<file path=Object 13/content.xml><?xml version="1.0" encoding="utf-8"?>
<math xmlns="http://www.w3.org/1998/Math/MathML" display="block">
  <semantics>
    <mrow>
      <mfrac>
        <mi mathvariant="italic">Pr</mi>
        <mi mathvariant="italic">CT</mi>
      </mfrac>
      <mo stretchy="false">∗</mo>
      <mn>100</mn>
    </mrow>
    <annotation encoding="StarMath 5.0">Pr over CT * 100</annotation>
  </semantics>
</math>
</file>

<file path=Object 14/content.xml><?xml version="1.0" encoding="utf-8"?>
<math xmlns="http://www.w3.org/1998/Math/MathML" display="block">
  <semantics>
    <mrow>
      <mfrac>
        <mi mathvariant="italic">Pr</mi>
        <mi>K</mi>
      </mfrac>
      <mo stretchy="false">∗</mo>
      <mn>100</mn>
    </mrow>
    <annotation encoding="StarMath 5.0">Pr over K * 100</annotation>
  </semantics>
</math>
</file>

<file path=Object 15/content.xml><?xml version="1.0" encoding="utf-8"?>
<math xmlns="http://www.w3.org/1998/Math/MathML" display="block">
  <semantics>
    <mfrac>
      <mi mathvariant="italic">Venit</mi>
      <mrow>
        <mi>d</mi>
        <mrow>
          <mo fence="true" form="prefix" stretchy="false">(</mo>
          <mrow>
            <mi>P</mi>
          </mrow>
          <mo fence="true" form="postfix" stretchy="false">)</mo>
        </mrow>
      </mrow>
    </mfrac>
    <annotation encoding="StarMath 5.0">Venit over { d(P) }</annotation>
  </semantics>
</math>
</file>

<file path=Object 2/content.xml><?xml version="1.0" encoding="utf-8"?>
<math xmlns="http://www.w3.org/1998/Math/MathML" display="block">
  <semantics>
    <mfrac>
      <mi>Q</mi>
      <mi mathvariant="italic">FP</mi>
    </mfrac>
    <annotation encoding="StarMath 5.0">Q over FP
</annotation>
  </semantics>
</math>
</file>

<file path=Object 3/content.xml><?xml version="1.0" encoding="utf-8"?>
<math xmlns="http://www.w3.org/1998/Math/MathML" display="block">
  <semantics>
    <mfrac>
      <mi mathvariant="italic">ΔQ</mi>
      <mi mathvariant="italic">ΔL</mi>
    </mfrac>
    <annotation encoding="StarMath 5.0">ΔQ over ΔL</annotation>
  </semantics>
</math>
</file>

<file path=Object 4/content.xml><?xml version="1.0" encoding="utf-8"?>
<math xmlns="http://www.w3.org/1998/Math/MathML" display="block">
  <semantics>
    <mfrac>
      <mi mathvariant="italic">ΔQ</mi>
      <mi mathvariant="italic">ΔN</mi>
    </mfrac>
    <annotation encoding="StarMath 5.0">ΔQ over ΔN</annotation>
  </semantics>
</math>
</file>

<file path=Object 5/content.xml><?xml version="1.0" encoding="utf-8"?>
<math xmlns="http://www.w3.org/1998/Math/MathML" display="block">
  <semantics>
    <mfrac>
      <mi mathvariant="italic">ΔQ</mi>
      <mi mathvariant="italic">ΔK</mi>
    </mfrac>
    <annotation encoding="StarMath 5.0">ΔQ over ΔK</annotation>
  </semantics>
</math>
</file>

<file path=Object 6/content.xml><?xml version="1.0" encoding="utf-8"?>
<math xmlns="http://www.w3.org/1998/Math/MathML" display="block">
  <semantics>
    <mfrac>
      <mi mathvariant="italic">ΔQ</mi>
      <mrow>
        <mi mathvariant="italic">ΔL</mi>
        <mo stretchy="false">+</mo>
        <mi mathvariant="italic">ΔN</mi>
        <mo stretchy="false">+</mo>
        <mi mathvariant="italic">ΔK</mi>
      </mrow>
    </mfrac>
    <annotation encoding="StarMath 5.0">ΔQ over { ΔL + ΔN + ΔK }</annotation>
  </semantics>
</math>
</file>

<file path=Object 7/content.xml><?xml version="1.0" encoding="utf-8"?>
<math xmlns="http://www.w3.org/1998/Math/MathML" display="block">
  <semantics>
    <mrow>
      <mrow>
        <mfrac>
          <mn>1</mn>
          <mi mathvariant="italic">Ta</mi>
        </mfrac>
        <mo stretchy="false">∗</mo>
        <mn>100</mn>
      </mrow>
      <mrow>
        <mo fence="true" form="prefix" stretchy="false">[</mo>
        <mrow>
          <mrow>
            <mn>100</mn>
            <mtext>%</mtext>
          </mrow>
        </mrow>
        <mo fence="true" form="postfix" stretchy="false">]</mo>
      </mrow>
    </mrow>
    <annotation encoding="StarMath 5.0">1 over Ta * 100 [100%]</annotation>
  </semantics>
</math>
</file>

<file path=Object 8/content.xml><?xml version="1.0" encoding="utf-8"?>
<math xmlns="http://www.w3.org/1998/Math/MathML" display="block">
  <semantics>
    <mfrac>
      <mi mathvariant="italic">CT</mi>
      <mi>Q</mi>
    </mfrac>
    <annotation encoding="StarMath 5.0">CT over Q</annotation>
  </semantics>
</math>
</file>

<file path=Object 9/content.xml><?xml version="1.0" encoding="utf-8"?>
<math xmlns="http://www.w3.org/1998/Math/MathML" display="block">
  <semantics>
    <mfrac>
      <mi mathvariant="italic">CF</mi>
      <mi>Q</mi>
    </mfrac>
    <annotation encoding="StarMath 5.0">CF over Q</annotation>
  </semantics>
</math>
</file>